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8bef" officeooo:paragraph-rsid="001b8bef"/>
    </style:style>
    <style:style style:name="P2" style:family="paragraph" style:parent-style-name="Standard">
      <style:text-properties officeooo:rsid="001bc575" officeooo:paragraph-rsid="001bc575"/>
    </style:style>
    <style:style style:name="P3" style:family="paragraph" style:parent-style-name="Standard">
      <style:text-properties officeooo:rsid="001d86e9" officeooo:paragraph-rsid="001d86e9"/>
    </style:style>
    <style:style style:name="T1" style:family="text">
      <style:text-properties officeooo:rsid="001e2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dth 100 % sur css : <text:s/>déclarer d’abord max-width 100 % puis width 100 %</text:p>
      <text:p text:style-name="P1"/>
      <text:p text:style-name="P1">max-width : 100 %;</text:p>
      <text:p text:style-name="P1">width : 100 %;</text:p>
      <text:p text:style-name="P1"/>
      <text:p text:style-name="P3">b4-carousel → slider <text:span text:style-name="T1">avec bootstrap</text:span></text:p>
      <text:p text:style-name="P2"/>
      <text:p text:style-name="P2">competences : </text:p>
      <text:p text:style-name="P2">1 imiter</text:p>
      <text:p text:style-name="P2">2 adapter</text:p>
      <text:p text:style-name="P2">3 cré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18:53.346244457</meta:creation-date>
    <dc:date>2019-07-26T14:53:18.112849140</dc:date>
    <meta:editing-duration>PT34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6" meta:character-count="177" meta:non-whitespace-character-count="147"/>
  </office:meta>
</office:document-meta>
</file>